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A1" style:family="table-cell">
      <style:table-cell-properties style:writing-mode="page"/>
    </style:style>
    <style:style style:name="P1" style:family="paragraph" style:parent-style-name="Header">
      <style:paragraph-properties fo:text-align="end" style:justify-single-word="false"/>
      <style:text-properties fo:color="#80808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fo:font-size="10pt" officeooo:rsid="001a5144" officeooo:paragraph-rsid="001a5144" style:font-size-asian="10pt" style:font-size-complex="10pt"/>
    </style:style>
    <style:style style:name="P3" style:family="paragraph" style:parent-style-name="Standard">
      <style:paragraph-properties fo:text-align="center" style:justify-single-word="false"/>
      <style:text-properties fo:font-size="24pt" style:font-size-asian="21pt" style:font-size-complex="24pt"/>
    </style:style>
    <style:style style:name="P4" style:family="paragraph" style:parent-style-name="Standard">
      <style:paragraph-properties fo:text-align="center" style:justify-single-word="false"/>
      <style:text-properties fo:color="#3465a4" fo:font-size="28pt" fo:font-weight="bold" officeooo:rsid="00220f61" officeooo:paragraph-rsid="00220f61"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3465a4" fo:font-size="20pt" fo:font-weight="bold" officeooo:rsid="00220f61" officeooo:paragraph-rsid="00220f61" style:font-size-asian="17.5pt" style:font-weight-asian="bold" style:font-size-complex="20pt"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text-properties officeooo:rsid="00220f61" officeooo:paragraph-rsid="00220f61"/>
    </style:style>
    <style:style style:name="P10" style:family="paragraph" style:parent-style-name="Heading_20_2">
      <style:text-properties officeooo:rsid="0022e427" officeooo:paragraph-rsid="0022e427"/>
    </style:style>
    <style:style style:name="P11" style:family="paragraph" style:parent-style-name="Table_20_Contents">
      <style:paragraph-properties fo:text-align="center" style:justify-single-word="false"/>
      <style:text-properties officeooo:rsid="0023ae06" officeooo:paragraph-rsid="0023ae06"/>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officeooo:rsid="0023ae06" officeooo:paragraph-rsid="0023ae06" style:font-weight-asian="bold" style:font-weight-complex="bold"/>
    </style:style>
    <style:style style:name="P14" style:family="paragraph" style:parent-style-name="Table_20_Contents">
      <style:paragraph-properties fo:text-align="center" style:justify-single-word="false"/>
      <style:text-properties fo:font-weight="bold" officeooo:rsid="002439c2" officeooo:paragraph-rsid="002439c2" style:font-weight-asian="bold" style:font-weight-complex="bold"/>
    </style:style>
    <style:style style:name="P15" style:family="paragraph" style:parent-style-name="Table_20_Contents">
      <style:paragraph-properties fo:text-align="center" style:justify-single-word="false"/>
      <style:text-properties fo:font-weight="bold" officeooo:rsid="0024eefb" officeooo:paragraph-rsid="0024eefb" style:font-weight-asian="bold" style:font-weight-complex="bold"/>
    </style:style>
    <style:style style:name="P16" style:family="paragraph" style:parent-style-name="Table_20_Contents">
      <style:paragraph-properties fo:text-align="center" style:justify-single-word="false"/>
      <style:text-properties fo:font-weight="normal" officeooo:rsid="002439c2" officeooo:paragraph-rsid="002439c2"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officeooo:rsid="0024eefb" officeooo:paragraph-rsid="0024eefb" style:font-weight-asian="normal" style:font-weight-complex="normal"/>
    </style:style>
    <style:style style:name="P19" style:family="paragraph" style:parent-style-name="Table_20_Contents">
      <style:paragraph-properties fo:text-align="center" style:justify-single-word="false"/>
      <style:text-properties officeooo:rsid="0024eefb" officeooo:paragraph-rsid="0024eefb"/>
    </style:style>
    <style:style style:name="P20" style:family="paragraph" style:parent-style-name="Text_20_body">
      <style:paragraph-properties fo:margin-top="0cm" fo:margin-bottom="0cm" loext:contextual-spacing="false"/>
      <style:text-properties officeooo:rsid="00220f61" officeooo:paragraph-rsid="00220f61"/>
    </style:style>
    <style:style style:name="P21" style:family="paragraph" style:parent-style-name="Text_20_body">
      <style:paragraph-properties fo:margin-top="0cm" fo:margin-bottom="0cm" loext:contextual-spacing="false"/>
      <style:text-properties officeooo:rsid="00220f61" officeooo:paragraph-rsid="0022e427"/>
    </style:style>
    <style:style style:name="P22" style:family="paragraph" style:parent-style-name="Text_20_body">
      <style:paragraph-properties fo:margin-top="0cm" fo:margin-bottom="0cm" loext:contextual-spacing="false"/>
      <style:text-properties officeooo:rsid="0022e427" officeooo:paragraph-rsid="0022e427"/>
    </style:style>
    <style:style style:name="P23" style:family="paragraph" style:parent-style-name="Text_20_body">
      <style:paragraph-properties fo:margin-top="0cm" fo:margin-bottom="0cm" loext:contextual-spacing="false"/>
      <style:text-properties officeooo:rsid="00231549" officeooo:paragraph-rsid="00231549"/>
    </style:style>
    <style:style style:name="P24" style:family="paragraph" style:parent-style-name="Text_20_body">
      <style:paragraph-properties fo:margin-top="0cm" fo:margin-bottom="0cm" loext:contextual-spacing="false" fo:break-before="page"/>
      <style:text-properties officeooo:rsid="00220f61" officeooo:paragraph-rsid="0022e427"/>
    </style:style>
    <style:style style:name="T1" style:family="text">
      <style:text-properties officeooo:rsid="0024eef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Standard"/>
      <text:p text:style-name="Standard"/>
      <text:p text:style-name="Standard"/>
      <text:p text:style-name="Standard"/>
      <text:p text:style-name="Standard"/>
      <text:p text:style-name="P2">López Calderón Francisco Javier</text:p>
      <text:p text:style-name="Standard"/>
      <text:p text:style-name="Standard"/>
      <text:p text:style-name="Standard"/>
      <text:p text:style-name="P4">Redes</text:p>
      <text:p text:style-name="P5">Por mí</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Sumario</text:p>
          </text:index-title>
          <text:p text:style-name="P6"><text:a xlink:type="simple" xlink:href="#__RefHeading___Toc105_3485141822" text:style-name="Index_20_Link" text:visited-style-name="Index_20_Link">1) Pregunta?<text:tab/>3</text:a></text:p>
        </text:index-body>
      </text:table-of-content>
      <text:p text:style-name="Standard"/>
      <text:p text:style-name="Standard"/>
      <text:p text:style-name="Standard"/>
      <text:p text:style-name="Standard"/>
      <text:p text:style-name="Standard"/>
      <text:h text:style-name="P9" text:outline-level="1"><text:bookmark-start text:name="__RefHeading___Toc105_3485141822"/>Resumen – Una red de ordenadores -<text:bookmark-end text:name="__RefHeading___Toc105_3485141822"/></text:h>
      <text:p text:style-name="P20">Una red en el ámbito informático se considera un grupo de equipos o nodos conectados entre sí, cada equipo tiene su propia dirección única en la red.</text:p>
      <text:h text:style-name="P10" text:outline-level="2">Compartir recursos</text:h>
      <text:p text:style-name="P22">Nos permite compartir recursos con distintos equipos sin tomar en cuenta la distancia geográfica, dichos equipos permiten trabajar con distintos nodos como impresoras, escáneres etc, pueden compartir información entre ellos, etc.</text:p>
      <text:p text:style-name="P21"/>
      <text:h text:style-name="P10" text:outline-level="2">Alta fiabilidad</text:h>
      <text:p text:style-name="P23">Proporciona fiabilidad ya que posee tolerancia a fallos y errores, proporciona seguridad con información encriptada.</text:p>
      <text:p text:style-name="P21"/>
      <text:h text:style-name="P10" text:outline-level="2">Reparto de procesado</text:h>
      <text:p text:style-name="P23">Distintos equipos trabajan en la misma red de forma conjunta, repartiendo la carga en distintos equipos, facilitando el objetivo final.</text:p>
      <text:p text:style-name="P21"/>
      <text:h text:style-name="P10" text:outline-level="2">Medio de comunicación</text:h>
      <text:p text:style-name="P23">Utilización de redes informáticas como medios de comunicación, redes internas, externas, etc.</text:p>
      <text:p text:style-name="P21"/>
      <text:p text:style-name="P21"/>
      <text:h text:style-name="P10" text:outline-level="2">Ahorro económico</text:h>
      <text:p text:style-name="P23">Ahorro ya que distintos equipos pueden compartir el mismo recursos en una red.</text:p>
      <text:p text:style-name="P21"/>
      <text:p text:style-name="P21"/>
      <text:p text:style-name="P21"/>
      <text:p text:style-name="P21"/>
      <text:p text:style-name="P21"/>
      <text:p text:style-name="P24"/>
      <text:p text:style-name="P21"/>
      <table:table table:name="Tabla1" table:style-name="Tabla1">
        <table:table-column table:style-name="Tabla1.A" table:number-columns-repeated="6"/>
        <table:table-row table:style-name="TableLine93988534869808">
          <table:table-cell table:style-name="Tabla1.A1" office:value-type="string">
            <text:p text:style-name="P13">Extensión alcanzada:</text:p>
          </table:table-cell>
          <table:table-cell table:style-name="Tabla1.A1" office:value-type="string">
            <text:p text:style-name="P13">PAN</text:p>
            <text:p text:style-name="P13">Personal</text:p>
          </table:table-cell>
          <table:table-cell table:style-name="Tabla1.A1" office:value-type="string">
            <text:p text:style-name="P13">LAN</text:p>
            <text:p text:style-name="P13">Local</text:p>
          </table:table-cell>
          <table:table-cell table:style-name="Tabla1.A1" office:value-type="string">
            <text:p text:style-name="P13">CAN</text:p>
            <text:p text:style-name="P13">Campus</text:p>
          </table:table-cell>
          <table:table-cell table:style-name="Tabla1.A1" office:value-type="string">
            <text:p text:style-name="P13">MAN</text:p>
            <text:p text:style-name="P13">Metropolitana</text:p>
          </table:table-cell>
          <table:table-cell table:style-name="Tabla1.A1" office:value-type="string">
            <text:p text:style-name="P13">WAN</text:p>
            <text:p text:style-name="P13">Mundial</text:p>
          </table:table-cell>
        </table:table-row>
        <table:table-row table:style-name="TableLine93988534869808">
          <table:table-cell table:style-name="Tabla1.A1" office:value-type="string">
            <text:p text:style-name="P13"/>
            <text:p text:style-name="P13">Ejemplos:</text:p>
          </table:table-cell>
          <table:table-cell table:style-name="Tabla1.A1" office:value-type="string">
            <text:p text:style-name="P11">Red wifi/bluetooth creada con el móvil</text:p>
          </table:table-cell>
          <table:table-cell table:style-name="Tabla1.A1" office:value-type="string">
            <text:p text:style-name="P11"/>
            <text:p text:style-name="P11">Mi casa, wifi</text:p>
          </table:table-cell>
          <table:table-cell table:style-name="Tabla1.A1" office:value-type="string">
            <text:p text:style-name="P11">Red de un centro educativo</text:p>
            <text:p text:style-name="P11">IES Juan de la Cierva</text:p>
          </table:table-cell>
          <table:table-cell table:style-name="Tabla1.A1" office:value-type="string">
            <text:p text:style-name="P11">Red de una ciudad</text:p>
            <text:p text:style-name="P11">Educa.Madrid</text:p>
          </table:table-cell>
          <table:table-cell table:style-name="Tabla1.A1" office:value-type="string">
            <text:p text:style-name="P11">Internet</text:p>
            <text:p text:style-name="P11">Comunicación vía satélites</text:p>
          </table:table-cell>
        </table:table-row>
        <table:table-row table:style-name="TableLine93988534869808">
          <table:table-cell table:style-name="Tabla1.A1" office:value-type="string">
            <text:p text:style-name="P14"/>
            <text:p text:style-name="P14">Componentes:</text:p>
            <text:p text:style-name="P14"/>
          </table:table-cell>
          <table:table-cell table:style-name="Tabla1.A1" office:value-type="string">
            <text:p text:style-name="P16"/>
            <text:p text:style-name="P16">Peer to Peer</text:p>
            <text:p text:style-name="P16">--<text:span text:style-name="T1">&gt;</text:span></text:p>
          </table:table-cell>
          <table:table-cell table:style-name="Tabla1.A1" office:value-type="string">
            <text:p text:style-name="P16"/>
            <text:p text:style-name="P18">Equipo portátil</text:p>
          </table:table-cell>
          <table:table-cell table:style-name="Tabla1.A1" office:value-type="string">
            <text:p text:style-name="P17"/>
          </table:table-cell>
          <table:table-cell table:style-name="Tabla1.A1" office:value-type="string">
            <text:p text:style-name="P16"/>
            <text:p text:style-name="P16">Cliente servidor</text:p>
            <text:p text:style-name="P16">--<text:span text:style-name="T1">&gt;</text:span></text:p>
          </table:table-cell>
          <table:table-cell table:style-name="Tabla1.A1" office:value-type="string">
            <text:p text:style-name="P12"/>
            <text:p text:style-name="P19">Dominio IES</text:p>
          </table:table-cell>
        </table:table-row>
        <table:table-row table:style-name="TableLine93988534869808">
          <table:table-cell table:style-name="Tabla1.A1" office:value-type="string">
            <text:p text:style-name="P15">Medio de transmisión:</text:p>
            <text:p text:style-name="P15"/>
          </table:table-cell>
          <table:table-cell table:style-name="Tabla1.A1" office:value-type="string">
            <text:p text:style-name="P19"/>
            <text:p text:style-name="P19">Cableada</text:p>
            <text:p text:style-name="P19">--&gt;</text:p>
          </table:table-cell>
          <table:table-cell table:style-name="Tabla1.A1" office:value-type="string">
            <text:p text:style-name="P12"/>
            <text:p text:style-name="P19">RJ45</text:p>
          </table:table-cell>
          <table:table-cell table:style-name="Tabla1.A1" office:value-type="string">
            <text:p text:style-name="P12"/>
          </table:table-cell>
          <table:table-cell table:style-name="Tabla1.A1" office:value-type="string">
            <text:p text:style-name="P19"/>
            <text:p text:style-name="P19">Inalámbrica</text:p>
            <text:p text:style-name="P19">--&gt;</text:p>
          </table:table-cell>
          <table:table-cell table:style-name="Tabla1.A1" office:value-type="string">
            <text:p text:style-name="P12"/>
            <text:p text:style-name="P19">Red de datos</text:p>
          </table:table-cell>
        </table:table-row>
        <table:table-row table:style-name="TableLine93988534869808">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row>
        <table:table-row table:style-name="TableLine93988534869808">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row>
        <table:table-row table:style-name="TableLine93988534869808">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row>
      </table:table>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ópez Calderón Francisco Javi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9:51:39.307000000</meta:creation-date>
    <dc:date>2021-12-13T17:33:10.401509967</dc:date>
    <meta:editing-duration>PT52M19S</meta:editing-duration>
    <meta:editing-cycles>7</meta:editing-cycles>
    <meta:generator>LibreOffice/6.4.7.2$Linux_X86_64 LibreOffice_project/40$Build-2</meta:generator>
    <meta:document-statistic meta:table-count="1" meta:image-count="0" meta:object-count="0" meta:page-count="4" meta:paragraph-count="52" meta:word-count="220" meta:character-count="1398" meta:non-whitespace-character-count="1234"/>
  </office:meta>
</office:document-meta>
</file>